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23"/>
    <style:style style:name="P4" style:family="paragraph" style:parent-style-name="Text_20_body" style:list-style-name="L1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4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6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8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0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2">
      <style:paragraph-properties fo:margin-left="1.27cm" fo:margin-right="0cm" fo:margin-top="0cm" fo:margin-bottom="0cm" fo:line-height="138%" fo:text-indent="0cm" style:auto-text-indent="false" fo:background-color="transparent" style:writing-mode="lr-tb">
        <style:background-image/>
      </style:paragraph-properties>
    </style:style>
    <style:style style:name="P10" style:family="paragraph" style:parent-style-name="Text_20_body" style:list-style-name="L15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7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9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1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cm" fo:margin-right="0cm" fo:margin-top="0cm" fo:margin-bottom="0cm" fo:line-height="138%" fo:text-indent="0cm" style:auto-text-indent="false" fo:background-color="transparent" style:writing-mode="lr-tb">
        <style:background-image/>
      </style:paragraph-properties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Reports</text:h>
      <text:h text:style-name="Heading_20_2" text:outline-level="2">05/02/2021 Time (16:30 - 18:00)</text:h>
      <text:p text:style-name="Text_20_body">Members present: Herman Fleischer, Ola M. Johannessen, Pål a H Bentsen, Sassan Zomorodi, Thomas Hillesland.</text:p>
      <text:list xml:id="list6575108678933716508" text:style-name="L1">
        <text:list-item>
          <text:p text:style-name="P2">Made sure that everyone had succesfully set up GIT and IntelliJ and was ready to work, should it be needed.</text:p>
        </text:list-item>
        <text:list-item>
          <text:p text:style-name="P2">Discussed the overall structure of the project, identifying the objects that make up the games and the class structure.</text:p>
        </text:list-item>
        <text:list-item>
          <text:p text:style-name="P2">Assigned tasks to work on until 11/02/2021, with a general emphasis on Architecture over practical code.</text:p>
          <text:p text:style-name="P2"/>
          <text:p text:style-name="P2">Set Tasks: </text:p>
          <text:list>
            <text:list-item>
              <text:p text:style-name="P2">Thomas Hilleland: set up a surface level interpretation of the project that meets the minumum requirements including a GUI board and basic controllable robot.</text:p>
            </text:list-item>
            <text:list-item>
              <text:p text:style-name="P2"><text:s/>Herman Fleischer: begin working on the Board object, including setting up a Direction enum.</text:p>
            </text:list-item>
            <text:list-item>
              <text:p text:style-name="P2">Sassan Zomorodi: begin workign on the Game object that would handle the order of events in the game.</text:p>
            </text:list-item>
            <text:list-item>
              <text:p text:style-name="P2">Pål A H Bentsen: start working on the Robot object.</text:p>
            </text:list-item>
            <text:list-item>
              <text:p text:style-name="P2">Ola M. Johannessen: Identify game elements, get rules in more practical reference form, and setup UML diagram.</text:p>
            </text:list-item>
          </text:list>
        </text:list-item>
      </text:list>
      <text:p text:style-name="Text_20_body"/>
      <text:h text:style-name="Heading_20_2" text:outline-level="2"/>
      <text:h text:style-name="P1" text:outline-level="2">10/02/2021 Time (12:15 – 14:00)</text:h>
      <text:p text:style-name="Text_20_body">Members present: Herman Fleischer, Pål A H Bentsen, Sassan Zomorodi, Thomas Hillesland.</text:p>
      <text:p text:style-name="Text_20_body">Wrote the following User Histories:<text:bookmark text:name="docs-internal-guid-ff7c44bc-7fff-2b57-beb4-6590e611b8f4"/></text:p>
      <text:list xml:id="list5296832798258332408" text:style-name="L13">
        <text:list-header>
          <text:p text:style-name="P4">jeg som spiller vil kunne se brettet, for å kunne orientere meg for hvor ting er</text:p>
        </text:list-header>
      </text:list>
      <text:list xml:id="list2668083191853420493" text:style-name="L14">
        <text:list-item>
          <text:p text:style-name="P5">få et bilde av brettet til å vise i et vindu på skjermen</text:p>
        </text:list-item>
      </text:list>
      <text:list xml:id="list701926412963721486" text:style-name="L15">
        <text:list-header>
          <text:p text:style-name="P10">jeg som spiller vil kunne se brikker på spillebrettet, sånn at jeg kan vite hvor de er på brettet og i forhold til andre ting på brettet</text:p>
        </text:list-header>
      </text:list>
      <text:list xml:id="list4930055925418735830" text:style-name="L16">
        <text:list-item>
          <text:p text:style-name="P6">få spillerens brikke til å vises på skjermen i korrekt grid lokasjon</text:p>
        </text:list-item>
        <text:list-item>
          <text:p text:style-name="P6">vise klart hvilken direksjon brikken står</text:p>
        </text:list-item>
      </text:list>
      <text:list xml:id="list1832459624816507721" text:style-name="L17">
        <text:list-header>
          <text:p text:style-name="P11">jeg som spiller vil kunne bevege brikken min, for å få progresjon i spillet</text:p>
        </text:list-header>
      </text:list>
      <text:list xml:id="list9028888933842112623" text:style-name="L18">
        <text:list-item>
          <text:p text:style-name="P7">få roboten til å bevege seg frem og bakover med ↑ og ↓ piltastestene, og snu seg 90 grader med  ← og  → piltastene</text:p>
        </text:list-item>
      </text:list>
      <text:list xml:id="list6868676226325425614" text:style-name="L19">
        <text:list-header>
          <text:p text:style-name="P12">jeg som spiller vil ha et flagg på brettet, sånn at jeg har et mål å bevege meg mot</text:p>
        </text:list-header>
      </text:list>
      <text:list xml:id="list330036837602684200" text:style-name="L20">
        <text:list-item>
          <text:p text:style-name="P8">få vist et flag på brettet på samme måte så roboten blir vist</text:p>
        </text:list-item>
      </text:list>
      <text:list xml:id="list1594100768117165223" text:style-name="L21">
        <text:list-header>
          <text:p text:style-name="P13">jeg som spiller vil kunne vinne spillet med å flytte roboten min på flagget</text:p>
        </text:list-header>
      </text:list>
      <text:list xml:id="list1776777442135953077" text:style-name="L22">
        <text:list-item>
          <text:p text:style-name="P9"><text:span text:style-name="T1">hvis roboten går oppå flagget, så må et eller annet skje. f.eks. spillet lukker seg.</text:span></text:p>
        </text:list-item>
      </text:list>
      <text:p text:style-name="P14"><text:span text:style-name="T1"/></text:p>
      <text:p text:style-name="Text_20_body">Accomplished the first 2 user histories.</text:p>
      <text:p text:style-name="Text_20_body"/>
      <text:p text:style-name="Text_20_body">Everyone had accomplished their goals from previous meeting.</text:p>
      <text:h text:style-name="Heading_20_2" text:outline-level="2">11/02/2021 Time (10:15 -)</text:h>
      <text:p text:style-name="Text_20_body">Members Present: Herman Fleisher, Ola M. Johannessen, Pål A H Bentsen, Sassan Zomorodi, Thomas Hillesland.</text:p>
      <text:list xml:id="list6072568485860947436" text:style-name="L23">
        <text:list-item>
          <text:p text:style-name="P3">Coordinated on getting the robot to move.</text:p>
        </text:list-item>
        <text:list-item>
          <text:p text:style-name="P3">Got the robot to win by visiting the flags.</text:p>
        </text:list-item>
        <text:list-item>
          <text:p text:style-name="P3">Herman found and started with Tilemap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a Meling Johannessen</meta:initial-creator>
    <meta:creation-date>2021-02-05T18:49:02.31</meta:creation-date>
    <dc:date>2021-02-11T11:58:01.58</dc:date>
    <dc:creator>Ola Meling Johannessen</dc:creator>
    <meta:editing-duration>PT1H22M22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2" meta:paragraph-count="33" meta:word-count="434" meta:character-count="2418"/>
  </office:meta>
</office:document-meta>
</file>